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Diapositive-de-titre" presentation:presentation-page-layout-name="Master1-PPL1" draw:id="Slide-256">
        <draw:frame draw:id="id63" presentation:style-name="a360" draw:name="Titr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Pokémon</text:span><text:span text:style-name="a358" text:class-names=""/></text:p>
          </draw:text-box>
          <svg:title/>
          <svg:desc/>
        </draw:frame>
        <draw:frame draw:id="id64" presentation:style-name="a364" draw:name="Sous-titre 2" svg:x="1.66667in" svg:y="3.93924in" svg:width="10in" svg:height="1.81076in" presentation:class="subtitle" presentation:placeholder="false">
          <draw:text-box>
            <text:p text:style-name="a363" text:class-names="" text:cond-style-name=""><text:span text:style-name="a361" text:class-names="">Mon jeu / Chronologie en Vrac</text:span><text:span text:style-name="a362" text:class-names=""/></text:p>
          </draw:text-box>
          <svg:title/>
          <svg:desc/>
        </draw:frame>
      </draw:page>
      <draw:page draw:name="Slide2" draw:style-name="a365" draw:master-page-name="Master1-Layout2-obj-Titre-et-contenu" presentation:presentation-page-layout-name="Master1-PPL2" draw:id="Slide-257">
        <draw:frame draw:id="id65" presentation:style-name="a369" draw:name="Titre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6" text:class-names="">Introduction</text:span><text:span text:style-name="a367" text:class-names=""/></text:p>
          </draw:text-box>
          <svg:title/>
          <svg:desc/>
        </draw:frame>
        <draw:frame draw:id="id66" presentation:style-name="a404" draw:name="Espace réservé du contenu 2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Vous avec 22ans</text:span></text:p>
              </text:list-item>
            </text:list>
            <text:list text:style-name="a377">
              <text:list-item>
                <text:p text:style-name="a376" text:class-names="" text:cond-style-name=""><text:span text:style-name="a373" text:class-names="">Un monde</text:span><text:span text:style-name="a374" text:class-names=""><text:s text:c="1"/></text:span><text:span text:style-name="a375" text:class-names="">chaotique</text:span></text:p>
              </text:list-item>
            </text:list>
            <text:list text:style-name="a394">
              <text:list-item>
                <text:p text:style-name="a393" text:class-names="" text:cond-style-name=""><text:span text:style-name="a378" text:class-names="">Tou</text:span><text:span text:style-name="a379" text:class-names="">s</text:span><text:span text:style-name="a380" text:class-names=""><text:s text:c="1"/>les</text:span><text:span text:style-name="a381" text:class-names=""><text:s text:c="1"/></text:span><text:span text:style-name="a382" text:class-names="">pokémons</text:span><text:span text:style-name="a383" text:class-names=""><text:s text:c="1"/></text:span><text:span text:style-name="a384" text:class-names="">de</text:span><text:span text:style-name="a385" text:class-names=""><text:s text:c="1"/></text:span><text:span text:style-name="a386" text:class-names="">la</text:span><text:span text:style-name="a387" text:class-names=""><text:s text:c="1"/></text:span><text:span text:style-name="a388" text:class-names="">1G</text:span><text:span text:style-name="a389" text:class-names=""><text:s text:c="1"/></text:span><text:span text:style-name="a390" text:class-names="">sont</text:span><text:span text:style-name="a391" text:class-names=""><text:s text:c="1"/></text:span><text:span text:style-name="a392" text:class-names="">capturables</text:span></text:p>
              </text:list-item>
            </text:list>
            <text:list text:style-name="a400">
              <text:list-item>
                <text:p text:style-name="a399" text:class-names="" text:cond-style-name=""><text:span text:style-name="a395" text:class-names="">Difficulté</text:span><text:span text:style-name="a396" text:class-names=""><text:s text:c="1"/></text:span><text:span text:style-name="a397" text:class-names="">abérante</text:span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</draw:text-box>
          <svg:title/>
          <svg:desc/>
        </draw:frame>
      </draw:page>
      <draw:page draw:name="Slide3" draw:style-name="a405" draw:master-page-name="Master1-Layout6-titleOnly-Titre-seul" presentation:presentation-page-layout-name="Master1-PPL6" draw:id="Slide-258">
        <draw:frame draw:id="id67" presentation:style-name="a411" draw:name="Titr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6" text:class-names="">1</text:span><text:span text:style-name="a407" text:class-names="">ère</text:span><text:span text:style-name="a408" text:class-names=""><text:s text:c="1"/>partie / Arènes</text:span><text:span text:style-name="a409" text:class-names=""/></text:p>
          </draw:text-box>
          <svg:title/>
          <svg:desc/>
        </draw:frame>
      </draw:page>
      <draw:page draw:name="Slide4" draw:style-name="a412" draw:master-page-name="Master1-Layout2-obj-Titre-et-contenu" presentation:presentation-page-layout-name="Master1-PPL2" draw:id="Slide-259">
        <draw:frame draw:id="id68" presentation:style-name="a417" draw:name="Titre 1" svg:x="0.91667in" svg:y="0.39931in" svg:width="11.5in" svg:height="1.44965in" presentation:class="title" presentation:placeholder="false">
          <draw:text-box>
            <text:p text:style-name="a416" text:class-names="" text:cond-style-name=""><text:span text:style-name="a413" text:class-names="">Kamembe</text:span><text:span text:style-name="a414" text:class-names=""><text:s text:c="1"/>(ville de départ)<text:s text:c="1"/></text:span><text:span text:style-name="a415" text:class-names=""/></text:p>
          </draw:text-box>
          <svg:title/>
          <svg:desc/>
        </draw:frame>
        <draw:frame draw:id="id69" presentation:style-name="a437" draw:name="Espace réservé du contenu 2" svg:x="0.91667in" svg:y="1.99653in" svg:width="11.5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18" text:class-names="">Starter (</text:span><text:span text:style-name="a419" text:class-names="">pikatchu</text:span><text:span text:style-name="a420" text:class-names=""><text:s text:c="1"/>?, à voir)</text:span></text:p>
              </text:list-item>
            </text:list>
            <text:list text:style-name="a430">
              <text:list-item>
                <text:p text:style-name="a429" text:class-names="" text:cond-style-name=""><text:span text:style-name="a423" text:class-names="">1</text:span><text:span text:style-name="a424" text:class-names="">er</text:span><text:span text:style-name="a425" text:class-names=""><text:s text:c="1"/></text:span><text:span text:style-name="a426" text:class-names="">combat contre le rival (</text:span><text:span text:style-name="a427" text:class-names="">salamèche</text:span><text:span text:style-name="a428" text:class-names="">)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Marché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</draw:text-box>
          <svg:title/>
          <svg:desc/>
        </draw:frame>
      </draw:page>
      <draw:page draw:name="Slide5" draw:style-name="a438" draw:master-page-name="Master1-Layout5-twoTxTwoObj-Comparaison" presentation:presentation-page-layout-name="Master1-PPL5" draw:id="Slide-260">
        <draw:frame draw:id="id70" presentation:style-name="a445" draw:name="Titre 1" svg:x="0.9184in" svg:y="0.39931in" svg:width="11.5in" svg:height="1.44965in" presentation:class="title" presentation:placeholder="false">
          <draw:text-box>
            <text:p text:style-name="a444" text:class-names="" text:cond-style-name=""><text:span text:style-name="a439" text:class-names="">Kamembe</text:span><text:span text:style-name="a440" text:class-names=""><text:s text:c="1"/>(en direction 1</text:span><text:span text:style-name="a441" text:class-names="">ère</text:span><text:span text:style-name="a442" text:class-names=""><text:s text:c="1"/>arène)</text:span><text:span text:style-name="a443" text:class-names=""/></text:p>
          </draw:text-box>
          <svg:title/>
          <svg:desc/>
        </draw:frame>
        <draw:frame draw:id="id71" presentation:style-name="a450" draw:name="Espace réservé du texte 2" svg:x="0.9184in" svg:y="1.83854in" svg:width="3.21063in" svg:height="0.90104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6" text:class-names="">Route<text:s text:c="1"/></text:span><text:span text:style-name="a447" text:class-names="">1</text:span></text:p>
              </text:list-item>
            </text:list>
          </draw:text-box>
          <svg:title/>
          <svg:desc/>
        </draw:frame>
        <draw:frame draw:id="id72" presentation:style-name="a455" draw:name="Espace réservé du contenu 3" svg:x="0.9184in" svg:y="2.73958in" svg:width="3.21063in" svg:height="4.02951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1" text:class-names="">…</text:span><text:span text:style-name="a452" text:class-names=""/></text:p>
              </text:list-item>
            </text:list>
          </draw:text-box>
          <svg:title/>
          <svg:desc/>
        </draw:frame>
        <draw:frame draw:id="id73" presentation:style-name="a461" draw:name="Espace réservé du texte 4" svg:x="4.12903in" svg:y="1.83854in" svg:width="3.21063in" svg:height="0.90104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6" text:class-names="">Karongi</text:span><text:span text:style-name="a457" text:class-names=""><text:s text:c="1"/>(village transitoire)</text:span><text:span text:style-name="a458" text:class-names=""/></text:p>
              </text:list-item>
            </text:list>
          </draw:text-box>
          <svg:title/>
          <svg:desc/>
        </draw:frame>
        <draw:frame draw:id="id74" presentation:style-name="a477" draw:name="Espace réservé du contenu 5" svg:x="4.12903in" svg:y="2.73958in" svg:width="3.21063in" svg:height="4.02951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>Chaussures de sport</text:span></text:p>
              </text:list-item>
            </text:list>
            <text:list text:style-name="a469">
              <text:list-item>
                <text:p text:style-name="a468" text:class-names="" text:cond-style-name=""><text:span text:style-name="a465" text:class-names="">Centre<text:s text:c="1"/></text:span><text:span text:style-name="a466" text:class-names="">pokémon</text:span><text:span text:style-name="a467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Magasin</text:span></text:p>
              </text:list-item>
            </text:list>
            <text:list text:style-name="a476">
              <text:list-item>
                <text:p text:style-name="a475" text:class-names="" text:cond-style-name=""><text:span text:style-name="a473" text:class-names="">cann</text:span><text:span text:style-name="a474" text:class-names="">e</text:span></text:p>
              </text:list-item>
            </text:list>
          </draw:text-box>
          <svg:title/>
          <svg:desc/>
        </draw:frame>
        <draw:frame draw:id="id75" draw:style-name="a481" draw:name="Espace réservé du texte 2" svg:x="7.33967in" svg:y="1.84896in" svg:width="3.21063in" svg:height="0.90104in">
          <draw:text-box>
            <text:p text:style-name="a480" text:class-names="" text:cond-style-name=""><text:span text:style-name="a478" text:class-names="">Route 2</text:span><text:span text:style-name="a479" text:class-names=""/></text:p>
          </draw:text-box>
          <svg:title/>
          <svg:desc/>
        </draw:frame>
        <draw:frame draw:id="id76" draw:style-name="a486" draw:name="Espace réservé du contenu 3" svg:x="7.33967in" svg:y="2.7337in" svg:width="3.21063in" svg:height="4.02951in">
          <draw:text-box>
            <text:list text:style-name="a485">
              <text:list-item>
                <text:p text:style-name="a484" text:class-names="" text:cond-style-name=""><text:span text:style-name="a482" text:class-names="">…</text:span><text:span text:style-name="a483" text:class-names=""/></text:p>
              </text:list-item>
            </text:list>
          </draw:text-box>
          <svg:title/>
          <svg:desc/>
        </draw:frame>
      </draw:page>
      <draw:page draw:name="Slide6" draw:style-name="a487" draw:master-page-name="Master1-Layout5-twoTxTwoObj-Comparaison" presentation:presentation-page-layout-name="Master1-PPL5" draw:id="Slide-261">
        <draw:frame draw:id="id77" presentation:style-name="a494" draw:name="Titre 1" svg:x="0.9184in" svg:y="0.39931in" svg:width="11.5in" svg:height="1.44965in" presentation:class="title" presentation:placeholder="false">
          <draw:text-box>
            <text:p text:style-name="a493" text:class-names="" text:cond-style-name=""><text:span text:style-name="a488" text:class-names="">Binana</text:span><text:span text:style-name="a489" text:class-names=""><text:s text:c="1"/>(1</text:span><text:span text:style-name="a490" text:class-names="">ère</text:span><text:span text:style-name="a491" text:class-names=""><text:s text:c="1"/>arène )</text:span><text:span text:style-name="a492" text:class-names=""/></text:p>
          </draw:text-box>
          <svg:title/>
          <svg:desc/>
        </draw:frame>
        <draw:frame draw:id="id78" presentation:style-name="a499" draw:name="Espace réservé du texte 3" svg:x="0.9184in" svg:y="1.83854in" svg:width="5.64062in" svg:height="0.90104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5" text:class-names="">Village</text:span><text:span text:style-name="a496" text:class-names=""/></text:p>
              </text:list-item>
            </text:list>
          </draw:text-box>
          <svg:title/>
          <svg:desc/>
        </draw:frame>
        <draw:frame draw:id="id79" presentation:style-name="a512" draw:name="Espace réservé du contenu 2" svg:x="0.9184in" svg:y="2.73958in" svg:width="5.64062in" svg:height="4.02951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Centre / magasin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École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  <draw:frame draw:id="id80" presentation:style-name="a517" draw:name="Espace réservé du texte 4" svg:x="6.75in" svg:y="1.83854in" svg:width="5.6684in" svg:height="0.90104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3" text:class-names="">Arène</text:span><text:span text:style-name="a514" text:class-names=""/></text:p>
              </text:list-item>
            </text:list>
          </draw:text-box>
          <svg:title/>
          <svg:desc/>
        </draw:frame>
        <draw:frame draw:id="id81" presentation:style-name="a528" draw:name="Espace réservé du contenu 5" svg:x="6.75in" svg:y="2.73958in" svg:width="5.6684in" svg:height="4.02951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2 dresseur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1" text:class-names="">1</text:span><text:span text:style-name="a522" text:class-names=""><text:s text:c="1"/></text:span><text:span text:style-name="a523" text:class-names="">champio</text:span><text:span text:style-name="a524" text:class-names="">n</text:span><text:span text:style-name="a525" text:class-names=""/></text:p>
              </text:list-item>
            </text:list>
          </draw:text-box>
          <svg:title/>
          <svg:desc/>
        </draw:frame>
      </draw:page>
      <draw:page draw:name="Slide7" draw:style-name="a529" draw:master-page-name="Master1-Layout5-twoTxTwoObj-Comparaison" presentation:presentation-page-layout-name="Master1-PPL5" draw:id="Slide-262">
        <draw:frame draw:id="id82" presentation:style-name="a534" draw:name="Titre 1" svg:x="0.9184in" svg:y="0.39931in" svg:width="11.5in" svg:height="1.44965in" presentation:class="title" presentation:placeholder="false">
          <draw:text-box>
            <text:p text:style-name="a533" text:class-names="" text:cond-style-name=""><text:span text:style-name="a530" text:class-names="">Bianana</text:span><text:span text:style-name="a531" text:class-names=""><text:s text:c="1"/>(direction Kigali)</text:span><text:span text:style-name="a532" text:class-names=""/></text:p>
          </draw:text-box>
          <svg:title/>
          <svg:desc/>
        </draw:frame>
        <draw:frame draw:id="id83" presentation:style-name="a539" draw:name="Espace réservé du texte 2" svg:x="0.9184in" svg:y="1.83854in" svg:width="3.21063in" svg:height="0.90104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5" text:class-names="">Route 2 / part 2</text:span><text:span text:style-name="a536" text:class-names=""/></text:p>
              </text:list-item>
            </text:list>
          </draw:text-box>
          <svg:title/>
          <svg:desc/>
        </draw:frame>
        <draw:frame draw:id="id84" presentation:style-name="a549" draw:name="Espace réservé du contenu 3" svg:x="0.9184in" svg:y="2.73958in" svg:width="3.21063in" svg:height="4.02951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CS coupe / en objet si possible</text:span></text:p>
              </text:list-item>
            </text:list>
            <text:list text:style-name="a548">
              <text:list-item>
                <text:p text:style-name="a547" text:class-names="" text:cond-style-name=""><text:span text:style-name="a543" text:class-names="">1</text:span><text:span text:style-name="a544" text:class-names="">ère</text:span><text:span text:style-name="a545" text:class-names=""><text:s text:c="1"/>rencontre avec la team Rocket (commandant / pas de combat)</text:span><text:span text:style-name="a546" text:class-names=""/></text:p>
              </text:list-item>
            </text:list>
          </draw:text-box>
          <svg:title/>
          <svg:desc/>
        </draw:frame>
        <draw:frame draw:id="id85" presentation:style-name="a554" draw:name="Espace réservé du texte 4" svg:x="4.12903in" svg:y="1.83854in" svg:width="3.21063in" svg:height="0.90104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0" text:class-names="">Route 3</text:span><text:span text:style-name="a551" text:class-names=""/></text:p>
              </text:list-item>
            </text:list>
          </draw:text-box>
          <svg:title/>
          <svg:desc/>
        </draw:frame>
        <draw:frame draw:id="id86" presentation:style-name="a559" draw:name="Espace réservé du contenu 5" svg:x="4.12903in" svg:y="2.73958in" svg:width="3.21063in" svg:height="4.02951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5" text:class-names="">…</text:span><text:span text:style-name="a556" text:class-names=""/></text:p>
              </text:list-item>
            </text:list>
          </draw:text-box>
          <svg:title/>
          <svg:desc/>
        </draw:frame>
        <draw:frame draw:id="id87" draw:style-name="a563" draw:name="Espace réservé du texte 2" svg:x="7.33967in" svg:y="1.84896in" svg:width="3.21063in" svg:height="0.90104in">
          <draw:text-box>
            <text:p text:style-name="a562" text:class-names="" text:cond-style-name=""><text:span text:style-name="a560" text:class-names="">Cavern</text:span><text:span text:style-name="a561" text:class-names="">e</text:span></text:p>
          </draw:text-box>
          <svg:title/>
          <svg:desc/>
        </draw:frame>
        <draw:frame draw:id="id88" draw:style-name="a576" draw:name="Espace réservé du contenu 3" svg:x="7.33967in" svg:y="2.7337in" svg:width="3.21063in" svg:height="4.02951in">
          <draw:text-box>
            <text:list text:style-name="a566">
              <text:list-item>
                <text:p text:style-name="a565" text:class-names="" text:cond-style-name=""><text:span text:style-name="a564" text:class-names="">…</text:span></text:p>
              </text:list-item>
            </text:list>
            <text:list text:style-name="a575">
              <text:list-item>
                <text:p text:style-name="a574" text:class-names="" text:cond-style-name=""><text:span text:style-name="a567" text:class-names="">Rival</text:span><text:span text:style-name="a568" text:class-names=""><text:s text:c="1"/></text:span><text:span text:style-name="a569" text:class-names="">2</text:span><text:span text:style-name="a570" text:class-names="">ème</text:span><text:span text:style-name="a571" text:class-names=""><text:s text:c="1"/></text:span><text:span text:style-name="a572" text:class-names="">comba</text:span><text:span text:style-name="a573" text:class-names="">t</text:span></text:p>
              </text:list-item>
            </text:list>
          </draw:text-box>
          <svg:title/>
          <svg:desc/>
        </draw:frame>
      </draw:page>
      <draw:page draw:name="Slide8" draw:style-name="a577" draw:master-page-name="Master1-Layout5-twoTxTwoObj-Comparaison" presentation:presentation-page-layout-name="Master1-PPL5" draw:id="Slide-263">
        <draw:frame draw:id="id89" presentation:style-name="a581" draw:name="Titre 1" svg:x="0.9184in" svg:y="0.39931in" svg:width="11.5in" svg:height="1.44965in" presentation:class="title" presentation:placeholder="false">
          <draw:text-box>
            <text:p text:style-name="a580" text:class-names="" text:cond-style-name=""><text:span text:style-name="a578" text:class-names="">Kigali</text:span><text:span text:style-name="a579" text:class-names=""/></text:p>
          </draw:text-box>
          <svg:title/>
          <svg:desc/>
        </draw:frame>
        <draw:frame draw:id="id90" presentation:style-name="a586" draw:name="Espace réservé du texte 2" svg:x="0.9184in" svg:y="1.83854in" svg:width="3.21063in" svg:height="0.90104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2" text:class-names="">Zone riche</text:span><text:span text:style-name="a583" text:class-names=""/></text:p>
              </text:list-item>
            </text:list>
          </draw:text-box>
          <svg:title/>
          <svg:desc/>
        </draw:frame>
        <draw:frame draw:id="id91" presentation:style-name="a591" draw:name="Espace réservé du contenu 3" svg:x="0.9184in" svg:y="2.73958in" svg:width="3.21063in" svg:height="4.02951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7" text:class-names="">…</text:span><text:span text:style-name="a588" text:class-names=""/></text:p>
              </text:list-item>
            </text:list>
          </draw:text-box>
          <svg:title/>
          <svg:desc/>
        </draw:frame>
        <draw:frame draw:id="id92" presentation:style-name="a598" draw:name="Espace réservé du texte 4" svg:x="4.12903in" svg:y="1.83854in" svg:width="3.21063in" svg:height="0.90104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2" text:class-names="">Zone</text:span><text:span text:style-name="a593" text:class-names=""><text:s text:c="1"/></text:span><text:span text:style-name="a594" text:class-names="">arène</text:span><text:span text:style-name="a595" text:class-names=""/></text:p>
              </text:list-item>
            </text:list>
          </draw:text-box>
          <svg:title/>
          <svg:desc/>
        </draw:frame>
        <draw:frame draw:id="id93" presentation:style-name="a603" draw:name="Espace réservé du contenu 5" svg:x="4.12903in" svg:y="2.73958in" svg:width="3.21063in" svg:height="4.02951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99" text:class-names="">…</text:span><text:span text:style-name="a600" text:class-names=""/></text:p>
              </text:list-item>
            </text:list>
          </draw:text-box>
          <svg:title/>
          <svg:desc/>
        </draw:frame>
        <draw:frame draw:id="id94" draw:style-name="a607" draw:name="Espace réservé du texte 2" svg:x="7.33967in" svg:y="1.84896in" svg:width="3.21063in" svg:height="0.90104in">
          <draw:text-box>
            <text:p text:style-name="a606" text:class-names="" text:cond-style-name=""><text:span text:style-name="a604" text:class-names="">Bas cartiers</text:span><text:span text:style-name="a605" text:class-names=""/></text:p>
          </draw:text-box>
          <svg:title/>
          <svg:desc/>
        </draw:frame>
        <draw:frame draw:id="id95" draw:style-name="a612" draw:name="Espace réservé du contenu 3" svg:x="7.33967in" svg:y="2.7337in" svg:width="3.21063in" svg:height="4.02951in">
          <draw:text-box>
            <text:list text:style-name="a611">
              <text:list-item>
                <text:p text:style-name="a610" text:class-names="" text:cond-style-name=""><text:span text:style-name="a608" text:class-names="">…</text:span><text:span text:style-name="a609" text:class-names=""/></text:p>
              </text:list-item>
            </text:list>
          </draw:text-box>
          <svg:title/>
          <svg:desc/>
        </draw:frame>
      </draw:page>
      <draw:page draw:name="Slide9" draw:style-name="a613" draw:master-page-name="Master1-Layout5-twoTxTwoObj-Comparaison" presentation:presentation-page-layout-name="Master1-PPL5" draw:id="Slide-264">
        <draw:frame draw:id="id96" presentation:style-name="a619" draw:name="Titre 1" svg:x="0.9184in" svg:y="0.39931in" svg:width="11.5in" svg:height="1.44965in" presentation:class="title" presentation:placeholder="false">
          <draw:text-box>
            <text:p text:style-name="a618" text:class-names="" text:cond-style-name=""><text:span text:style-name="a614" text:class-names="">Kigali (direction<text:s text:c="1"/></text:span><text:span text:style-name="a615" text:class-names="">Gashora</text:span><text:span text:style-name="a616" text:class-names="">)</text:span><text:span text:style-name="a617" text:class-names=""/></text:p>
          </draw:text-box>
          <svg:title/>
          <svg:desc/>
        </draw:frame>
        <draw:frame draw:id="id97" presentation:style-name="a624" draw:name="Espace réservé du texte 2" svg:x="0.9184in" svg:y="1.83854in" svg:width="3.21063in" svg:height="0.90104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0" text:class-names="">Route 4</text:span><text:span text:style-name="a621" text:class-names=""/></text:p>
              </text:list-item>
            </text:list>
          </draw:text-box>
          <svg:title/>
          <svg:desc/>
        </draw:frame>
        <draw:frame draw:id="id98" presentation:style-name="a625" draw:name="Espace réservé du contenu 3" svg:x="0.9184in" svg:y="2.73958in" svg:width="3.21063in" svg:height="4.02951in" presentation:class="outline" presentation:placeholder="true">
          <draw:text-box/>
          <svg:title/>
          <svg:desc/>
        </draw:frame>
        <draw:frame draw:id="id99" presentation:style-name="a630" draw:name="Espace réservé du texte 4" svg:x="4.12903in" svg:y="1.83854in" svg:width="3.21063in" svg:height="0.90104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6" text:class-names="">Petite maison repos</text:span><text:span text:style-name="a627" text:class-names=""/></text:p>
              </text:list-item>
            </text:list>
          </draw:text-box>
          <svg:title/>
          <svg:desc/>
        </draw:frame>
        <draw:frame draw:id="id100" presentation:style-name="a635" draw:name="Espace réservé du contenu 5" svg:x="4.12903in" svg:y="2.73958in" svg:width="3.21063in" svg:height="4.02951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1" text:class-names="">…</text:span><text:span text:style-name="a632" text:class-names=""/></text:p>
              </text:list-item>
            </text:list>
          </draw:text-box>
          <svg:title/>
          <svg:desc/>
        </draw:frame>
        <draw:frame draw:id="id101" draw:style-name="a639" draw:name="Espace réservé du texte 2" svg:x="7.33967in" svg:y="1.84896in" svg:width="3.21063in" svg:height="0.90104in">
          <draw:text-box>
            <text:p text:style-name="a638" text:class-names="" text:cond-style-name=""><text:span text:style-name="a636" text:class-names="">Route 5</text:span><text:span text:style-name="a637" text:class-names=""/></text:p>
          </draw:text-box>
          <svg:title/>
          <svg:desc/>
        </draw:frame>
        <draw:frame draw:id="id102" draw:style-name="a643" draw:name="Espace réservé du contenu 3" svg:x="7.33967in" svg:y="2.7337in" svg:width="3.21063in" svg:height="4.02951in">
          <draw:text-box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0" draw:style-name="a644" draw:master-page-name="Master1-Layout5-twoTxTwoObj-Comparaison" presentation:presentation-page-layout-name="Master1-PPL5" draw:id="Slide-265">
        <draw:frame draw:id="id103" presentation:style-name="a649" draw:name="Titre 1" svg:x="0.9184in" svg:y="0.39931in" svg:width="11.5in" svg:height="1.44965in" presentation:class="title" presentation:placeholder="false">
          <draw:text-box>
            <text:p text:style-name="a648" text:class-names="" text:cond-style-name=""><text:span text:style-name="a645" text:class-names="">Gashora</text:span><text:span text:style-name="a646" text:class-names=""><text:s text:c="1"/>(direction Butare)</text:span><text:span text:style-name="a647" text:class-names=""/></text:p>
          </draw:text-box>
          <svg:title/>
          <svg:desc/>
        </draw:frame>
        <draw:frame draw:id="id104" presentation:style-name="a654" draw:name="Espace réservé du texte 2" svg:x="0.9184in" svg:y="1.83854in" svg:width="3.21063in" svg:height="0.90104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0" text:class-names="">Route 6</text:span><text:span text:style-name="a651" text:class-names=""/></text:p>
              </text:list-item>
            </text:list>
          </draw:text-box>
          <svg:title/>
          <svg:desc/>
        </draw:frame>
        <draw:frame draw:id="id105" presentation:style-name="a659" draw:name="Espace réservé du contenu 3" svg:x="0.9184in" svg:y="2.73958in" svg:width="3.21063in" svg:height="4.02951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5" text:class-names="">Accès lac Mugesera</text:span><text:span text:style-name="a656" text:class-names=""/></text:p>
              </text:list-item>
            </text:list>
          </draw:text-box>
          <svg:title/>
          <svg:desc/>
        </draw:frame>
        <draw:frame draw:id="id106" presentation:style-name="a664" draw:name="Espace réservé du texte 4" svg:x="4.12903in" svg:y="1.83854in" svg:width="3.21063in" svg:height="0.90104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0" text:class-names="">Route 7</text:span><text:span text:style-name="a661" text:class-names=""/></text:p>
              </text:list-item>
            </text:list>
          </draw:text-box>
          <svg:title/>
          <svg:desc/>
        </draw:frame>
        <draw:frame draw:id="id107" presentation:style-name="a669" draw:name="Espace réservé du contenu 5" svg:x="4.12903in" svg:y="2.73958in" svg:width="3.21063in" svg:height="4.02951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5" text:class-names="">…</text:span><text:span text:style-name="a666" text:class-names=""/></text:p>
              </text:list-item>
            </text:list>
          </draw:text-box>
          <svg:title/>
          <svg:desc/>
        </draw:frame>
        <draw:frame draw:id="id108" draw:style-name="a672" draw:name="Espace réservé du texte 2" svg:x="7.33967in" svg:y="1.84896in" svg:width="3.21063in" svg:height="0.90104in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09" draw:style-name="a676" draw:name="Espace réservé du contenu 3" svg:x="7.33967in" svg:y="2.7337in" svg:width="3.21063in" svg:height="4.02951in">
          <draw:text-box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1" draw:style-name="a677" draw:master-page-name="Master1-Layout5-twoTxTwoObj-Comparaison" presentation:presentation-page-layout-name="Master1-PPL5" draw:id="Slide-266">
        <draw:frame draw:id="id110" presentation:style-name="a683" draw:name="Titre 1" svg:x="0.9184in" svg:y="0.39931in" svg:width="11.5in" svg:height="1.44965in" presentation:class="title" presentation:placeholder="false">
          <draw:text-box>
            <text:p text:style-name="a682" text:class-names="" text:cond-style-name=""><text:span text:style-name="a678" text:class-names="">Butare (2</text:span><text:span text:style-name="a679" text:class-names="">ère</text:span><text:span text:style-name="a680" text:class-names=""><text:s text:c="1"/>arène )</text:span><text:span text:style-name="a681" text:class-names=""/></text:p>
          </draw:text-box>
          <svg:title/>
          <svg:desc/>
        </draw:frame>
        <draw:frame draw:id="id111" presentation:style-name="a688" draw:name="Espace réservé du texte 3" svg:x="0.9184in" svg:y="1.83854in" svg:width="5.64062in" svg:height="0.90104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4" text:class-names="">Village</text:span><text:span text:style-name="a685" text:class-names=""/></text:p>
              </text:list-item>
            </text:list>
          </draw:text-box>
          <svg:title/>
          <svg:desc/>
        </draw:frame>
        <draw:frame draw:id="id112" presentation:style-name="a716" draw:name="Espace réservé du contenu 2" svg:x="0.9184in" svg:y="2.73958in" svg:width="5.64062in" svg:height="4.02951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Centre / magasin</text:span></text:p>
              </text:list-item>
            </text:list>
            <text:list text:style-name="a696">
              <text:list-item>
                <text:p text:style-name="a695" text:class-names="" text:cond-style-name=""><text:span text:style-name="a692" text:class-names="">Tour<text:s text:c="1"/></text:span><text:span text:style-name="a693" text:class-names="">pokémon</text:span><text:span text:style-name="a694" text:class-names=""/></text:p>
              </text:list-item>
            </text:list>
            <text:list text:style-name="a709">
              <text:list-item>
                <text:p text:style-name="a708" text:class-names="" text:cond-style-name=""><text:span text:style-name="a697" text:class-names="">Conseil passer</text:span><text:span text:style-name="a698" text:class-names=""><text:s text:c="1"/></text:span><text:span text:style-name="a699" text:class-names="">prendre</text:span><text:span text:style-name="a700" text:class-names=""><text:s text:c="1"/></text:span><text:span text:style-name="a701" text:class-names="">un</text:span><text:span text:style-name="a702" text:class-names=""><text:s text:c="1"/></text:span><text:span text:style-name="a703" text:class-names="">vélo</text:span><text:span text:style-name="a704" text:class-names=""><text:s text:c="1"/></text:span><text:span text:style-name="a705" text:class-names="">à<text:s text:c="1"/></text:span><text:span text:style-name="a706" text:class-names="">Gabeji</text:span><text:span text:style-name="a707" text:class-names="">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  <draw:frame draw:id="id113" presentation:style-name="a721" draw:name="Espace réservé du texte 4" svg:x="6.75in" svg:y="1.83854in" svg:width="5.6684in" svg:height="0.90104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7" text:class-names="">Arène</text:span><text:span text:style-name="a718" text:class-names=""/></text:p>
              </text:list-item>
            </text:list>
          </draw:text-box>
          <svg:title/>
          <svg:desc/>
        </draw:frame>
        <draw:frame draw:id="id114" presentation:style-name="a733" draw:name="Espace réservé du contenu 5" svg:x="6.75in" svg:y="2.73958in" svg:width="5.6684in" svg:height="4.02951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2" text:class-names="">3</text:span><text:span text:style-name="a723" text:class-names=""><text:s text:c="1"/>dresseurs</text:span></text:p>
              </text:list-item>
            </text:list>
            <text:list text:style-name="a732">
              <text:list-item>
                <text:p text:style-name="a731" text:class-names="" text:cond-style-name=""><text:span text:style-name="a726" text:class-names="">1</text:span><text:span text:style-name="a727" text:class-names=""><text:s text:c="1"/></text:span><text:span text:style-name="a728" text:class-names="">champio</text:span><text:span text:style-name="a729" text:class-names="">n</text:span><text:span text:style-name="a730" text:class-names=""/></text:p>
              </text:list-item>
            </text:list>
          </draw:text-box>
          <svg:title/>
          <svg:desc/>
        </draw:frame>
      </draw:page>
      <draw:page draw:name="Slide12" draw:style-name="a734" draw:master-page-name="Master1-Layout5-twoTxTwoObj-Comparaison" presentation:presentation-page-layout-name="Master1-PPL5" draw:id="Slide-267">
        <draw:frame draw:id="id115" presentation:style-name="a742" draw:name="Titre 1" svg:x="0.9184in" svg:y="0.39931in" svg:width="11.5in" svg:height="1.44965in" presentation:class="title" presentation:placeholder="false">
          <draw:text-box>
            <text:p text:style-name="a741" text:class-names="" text:cond-style-name=""><text:span text:style-name="a735" text:class-names="">Butar</text:span><text:span text:style-name="a736" text:class-names="">e</text:span><text:span text:style-name="a737" text:class-names=""><text:s text:c="1"/>(direction<text:s text:c="1"/></text:span><text:span text:style-name="a738" text:class-names="">Mabuye</text:span><text:span text:style-name="a739" text:class-names="">)</text:span><text:span text:style-name="a740" text:class-names=""/></text:p>
          </draw:text-box>
          <svg:title/>
          <svg:desc/>
        </draw:frame>
        <draw:frame draw:id="id116" presentation:style-name="a747" draw:name="Espace réservé du texte 2" svg:x="0.9184in" svg:y="1.83854in" svg:width="3.21063in" svg:height="0.90104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3" text:class-names="">Gabeji</text:span><text:span text:style-name="a744" text:class-names=""/></text:p>
              </text:list-item>
            </text:list>
          </draw:text-box>
          <svg:title/>
          <svg:desc/>
        </draw:frame>
        <draw:frame draw:id="id117" presentation:style-name="a755" draw:name="Espace réservé du contenu 3" svg:x="0.9184in" svg:y="2.73958in" svg:width="3.21063in" svg:height="4.02951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Grotte</text:span></text:p>
              </text:list-item>
            </text:list>
            <text:list text:style-name="a754">
              <text:list-item>
                <text:p text:style-name="a753" text:class-names="" text:cond-style-name=""><text:span text:style-name="a751" text:class-names="">vél</text:span><text:span text:style-name="a752" text:class-names="">o</text:span></text:p>
              </text:list-item>
            </text:list>
          </draw:text-box>
          <svg:title/>
          <svg:desc/>
        </draw:frame>
        <draw:frame draw:id="id118" presentation:style-name="a760" draw:name="Espace réservé du texte 4" svg:x="4.12903in" svg:y="1.83854in" svg:width="3.21063in" svg:height="0.90104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6" text:class-names="">Route 7 / 8</text:span><text:span text:style-name="a757" text:class-names=""/></text:p>
              </text:list-item>
            </text:list>
          </draw:text-box>
          <svg:title/>
          <svg:desc/>
        </draw:frame>
        <draw:frame draw:id="id119" presentation:style-name="a765" draw:name="Espace réservé du contenu 5" svg:x="4.12903in" svg:y="2.73958in" svg:width="3.21063in" svg:height="4.02951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1" text:class-names="">…</text:span><text:span text:style-name="a762" text:class-names=""/></text:p>
              </text:list-item>
            </text:list>
          </draw:text-box>
          <svg:title/>
          <svg:desc/>
        </draw:frame>
        <draw:frame draw:id="id120" draw:style-name="a769" draw:name="Espace réservé du texte 2" svg:x="7.33967in" svg:y="1.84896in" svg:width="3.21063in" svg:height="0.90104in">
          <draw:text-box>
            <text:p text:style-name="a768" text:class-names="" text:cond-style-name=""><text:span text:style-name="a766" text:class-names="">forêt</text:span><text:span text:style-name="a767" text:class-names=""/></text:p>
          </draw:text-box>
          <svg:title/>
          <svg:desc/>
        </draw:frame>
        <draw:frame draw:id="id121" draw:style-name="a773" draw:name="Espace réservé du contenu 3" svg:x="7.33967in" svg:y="2.7337in" svg:width="3.21063in" svg:height="4.02951in">
          <draw:text-box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13" draw:style-name="a774" draw:master-page-name="Master1-Layout5-twoTxTwoObj-Comparaison" presentation:presentation-page-layout-name="Master1-PPL5" draw:id="Slide-268">
        <draw:frame draw:id="id122" presentation:style-name="a781" draw:name="Titre 1" svg:x="0.9184in" svg:y="0.39931in" svg:width="11.5in" svg:height="1.44965in" presentation:class="title" presentation:placeholder="false">
          <draw:text-box>
            <text:p text:style-name="a780" text:class-names="" text:cond-style-name=""><text:span text:style-name="a775" text:class-names="">Mabuye</text:span><text:span text:style-name="a776" text:class-names=""><text:s text:c="1"/>(3</text:span><text:span text:style-name="a777" text:class-names="">ème</text:span><text:span text:style-name="a778" text:class-names=""><text:s text:c="1"/>arène )</text:span><text:span text:style-name="a779" text:class-names=""/></text:p>
          </draw:text-box>
          <svg:title/>
          <svg:desc/>
        </draw:frame>
        <draw:frame draw:id="id123" presentation:style-name="a786" draw:name="Espace réservé du texte 3" svg:x="0.9184in" svg:y="1.83854in" svg:width="5.64062in" svg:height="0.90104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2" text:class-names="">Village</text:span><text:span text:style-name="a783" text:class-names=""/></text:p>
              </text:list-item>
            </text:list>
          </draw:text-box>
          <svg:title/>
          <svg:desc/>
        </draw:frame>
        <draw:frame draw:id="id124" presentation:style-name="a798" draw:name="Espace réservé du contenu 2" svg:x="0.9184in" svg:y="2.73958in" svg:width="5.64062in" svg:height="4.02951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Village dans les arbres</text:span></text:p>
              </text:list-item>
            </text:list>
            <text:list text:style-name="a794">
              <text:list-item>
                <text:p text:style-name="a793" text:class-names="" text:cond-style-name=""><text:span text:style-name="a790" text:class-names="">pharmaci</text:span><text:span text:style-name="a791" text:class-names="">e</text:span><text:span text:style-name="a792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  <draw:frame draw:id="id125" presentation:style-name="a803" draw:name="Espace réservé du texte 4" svg:x="6.75in" svg:y="1.83854in" svg:width="5.6684in" svg:height="0.90104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799" text:class-names="">Arène</text:span><text:span text:style-name="a800" text:class-names=""/></text:p>
              </text:list-item>
            </text:list>
          </draw:text-box>
          <svg:title/>
          <svg:desc/>
        </draw:frame>
        <draw:frame draw:id="id126" presentation:style-name="a815" draw:name="Espace réservé du contenu 5" svg:x="6.75in" svg:y="2.73958in" svg:width="5.6684in" svg:height="4.02951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4" text:class-names="">3</text:span><text:span text:style-name="a805" text:class-names=""><text:s text:c="1"/>dresseurs</text:span></text:p>
              </text:list-item>
            </text:list>
            <text:list text:style-name="a814">
              <text:list-item>
                <text:p text:style-name="a813" text:class-names="" text:cond-style-name=""><text:span text:style-name="a808" text:class-names="">1</text:span><text:span text:style-name="a809" text:class-names=""><text:s text:c="1"/></text:span><text:span text:style-name="a810" text:class-names="">champio</text:span><text:span text:style-name="a811" text:class-names="">n</text:span><text:span text:style-name="a812" text:class-names=""/></text:p>
              </text:list-item>
            </text:list>
          </draw:text-box>
          <svg:title/>
          <svg:desc/>
        </draw:frame>
      </draw:page>
      <draw:page draw:name="Slide14" draw:style-name="a816" draw:master-page-name="Master1-Layout5-twoTxTwoObj-Comparaison" presentation:presentation-page-layout-name="Master1-PPL5" draw:id="Slide-269">
        <draw:frame draw:id="id127" presentation:style-name="a823" draw:name="Titre 1" svg:x="0.9184in" svg:y="0.39931in" svg:width="11.5in" svg:height="1.44965in" presentation:class="title" presentation:placeholder="false">
          <draw:text-box>
            <text:p text:style-name="a822" text:class-names="" text:cond-style-name=""><text:span text:style-name="a817" text:class-names="">Mabuye</text:span><text:span text:style-name="a818" text:class-names=""><text:s text:c="1"/>(direction<text:s text:c="1"/></text:span><text:span text:style-name="a819" text:class-names="">Nguzi</text:span><text:span text:style-name="a820" text:class-names="">)</text:span><text:span text:style-name="a821" text:class-names=""/></text:p>
          </draw:text-box>
          <svg:title/>
          <svg:desc/>
        </draw:frame>
        <draw:frame draw:id="id128" presentation:style-name="a828" draw:name="Espace réservé du texte 2" svg:x="0.9184in" svg:y="1.83854in" svg:width="5.64062in" svg:height="0.90104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4" text:class-names="">Route 9</text:span><text:span text:style-name="a825" text:class-names=""/></text:p>
              </text:list-item>
            </text:list>
          </draw:text-box>
          <svg:title/>
          <svg:desc/>
        </draw:frame>
        <draw:frame draw:id="id129" presentation:style-name="a851" draw:name="Espace réservé du contenu 3" svg:x="0.9184in" svg:y="2.73958in" svg:width="5.64062in" svg:height="4.02951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29" text:class-names="">Vélo obligatoire (piste<text:s text:c="1"/></text:span><text:span text:style-name="a830" text:class-names="">cyclabe</text:span><text:span text:style-name="a831" text:class-names="">)</text:span></text:p>
              </text:list-item>
            </text:list>
            <text:list text:style-name="a839">
              <text:list-item>
                <text:p text:style-name="a838" text:class-names="" text:cond-style-name=""><text:span text:style-name="a834" text:class-names="">Post piste<text:s text:c="1"/></text:span><text:span text:style-name="a835" text:class-names="">cyclabe</text:span><text:span text:style-name="a836" text:class-names=""><text:s text:c="1"/></text:span><text:span text:style-name="a837" text:class-names="">– grotte</text:span></text:p>
              </text:list-item>
            </text:list>
            <text:list text:style-name="a847">
              <text:list-item>
                <text:p text:style-name="a846" text:class-names="" text:cond-style-name=""><text:span text:style-name="a840" text:class-names="">Rival 3</text:span><text:span text:style-name="a841" text:class-names="">ème</text:span><text:span text:style-name="a842" text:class-names=""><text:s text:c="1"/></text:span><text:span text:style-name="a843" text:class-names="">rencontr</text:span><text:span text:style-name="a844" text:class-names="">e</text:span><text:span text:style-name="a845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</draw:text-box>
          <svg:title/>
          <svg:desc/>
        </draw:frame>
        <draw:frame draw:id="id130" presentation:style-name="a857" draw:name="Espace réservé du texte 4" svg:x="6.75in" svg:y="1.83854in" svg:width="5.6684in" svg:height="0.90104in" presentation:class="outline" presentation:placeholder="false">
          <draw:text-box>
            <text:list text:style-name="a856">
              <text:list-item>
                <text:p text:style-name="a855" text:class-names="" text:cond-style-name=""><text:span text:style-name="a852" text:class-names="">Passage sous piste<text:s text:c="1"/></text:span><text:span text:style-name="a853" text:class-names="">cyclabe</text:span><text:span text:style-name="a854" text:class-names=""/></text:p>
              </text:list-item>
            </text:list>
          </draw:text-box>
          <svg:title/>
          <svg:desc/>
        </draw:frame>
        <draw:frame draw:id="id131" presentation:style-name="a863" draw:name="Espace réservé du contenu 5" svg:x="6.75in" svg:y="2.73958in" svg:width="5.6684in" svg:height="4.02951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58" text:class-names="">Team<text:s text:c="1"/></text:span><text:span text:style-name="a859" text:class-names="">roket</text:span><text:span text:style-name="a8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ce réservé de la date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.02.2022</text:date></text:span></text:p>
        </draw:text-box>
        <svg:title/>
        <svg:desc/>
      </draw:frame>
      <draw:frame draw:id="id3" presentation:style-name="a28" draw:name="Espace réservé du pied de page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Espace réservé du numéro de diapositive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r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ous-titr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odifiez le style des sous-titres du masque</text:span><text:span text:style-name="a38" text:class-names=""/></text:p>
        </draw:text-box>
        <svg:title/>
        <svg:desc/>
      </draw:frame>
      <draw:frame draw:id="id7" presentation:style-name="a44" draw:name="Espace réservé de la date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9.02.2022</text:date></text:span></text:p>
        </draw:text-box>
        <svg:title/>
        <svg:desc/>
      </draw:frame>
      <draw:frame draw:id="id8" presentation:style-name="a47" draw:name="Espace réservé du pied de page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Espace réservé du numéro de diapositive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r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Espace réservé du contenu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quez pour 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Espace réservé de la date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9.02.2022</text:date></text:span></text:p>
        </draw:text-box>
        <svg:title/>
        <svg:desc/>
      </draw:frame>
      <draw:frame draw:id="id13" presentation:style-name="a79" draw:name="Espace réservé du pied de page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Espace réservé du numéro de diapositive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r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Espace réservé du texte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95" draw:name="Espace réservé de la date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9.02.2022</text:date></text:span></text:p>
        </draw:text-box>
        <svg:title/>
        <svg:desc/>
      </draw:frame>
      <draw:frame draw:id="id18" presentation:style-name="a98" draw:name="Espace réservé du pied de page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Espace réservé du numéro de diapositive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r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Espace réservé du contenu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quez pour 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Espace réservé du contenu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quez pour 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Espace réservé de la date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9.02.2022</text:date></text:span></text:p>
        </draw:text-box>
        <svg:title/>
        <svg:desc/>
      </draw:frame>
      <draw:frame draw:id="id24" presentation:style-name="a147" draw:name="Espace réservé du pied de page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Espace réservé du numéro de diapositive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r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Espace réservé du texte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76" draw:name="Espace réservé du contenu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quez pour 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Espace réservé du texte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97" draw:name="Espace réservé du contenu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z pour 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Espace réservé de la date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9.02.2022</text:date></text:span></text:p>
        </draw:text-box>
        <svg:title/>
        <svg:desc/>
      </draw:frame>
      <draw:frame draw:id="id32" presentation:style-name="a204" draw:name="Espace réservé du pied de page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Espace réservé du numéro de diapositive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r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Espace réservé de la date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9.02.2022</text:date></text:span></text:p>
        </draw:text-box>
        <svg:title/>
        <svg:desc/>
      </draw:frame>
      <draw:frame draw:id="id36" presentation:style-name="a219" draw:name="Espace réservé du pied de page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Espace réservé du numéro de diapositive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Espace réservé de la date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9.02.2022</text:date></text:span></text:p>
        </draw:text-box>
        <svg:title/>
        <svg:desc/>
      </draw:frame>
      <draw:frame draw:id="id39" presentation:style-name="a230" draw:name="Espace réservé du pied de page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Espace réservé du numéro de diapositive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r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Espace réservé du contenu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quez pour 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Espace réservé du texte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63" draw:name="Espace réservé de la date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9.02.2022</text:date></text:span></text:p>
        </draw:text-box>
        <svg:title/>
        <svg:desc/>
      </draw:frame>
      <draw:frame draw:id="id45" presentation:style-name="a266" draw:name="Espace réservé du pied de page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Espace réservé du numéro de diapositive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r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7" draw:name="Espace réservé pour une image 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Espace réservé du texte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9.02.2022</text:date></text:span></text:p>
        </draw:text-box>
        <svg:title/>
        <svg:desc/>
      </draw:frame>
      <draw:frame draw:id="id51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Espace réservé du numéro de diapositive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2">
      <draw:frame draw:id="id53" presentation:style-name="a296" draw:name="Titr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odifiez le style du titre</text:span><text:span text:style-name="a294" text:class-names=""/></text:p>
        </draw:text-box>
        <svg:title/>
        <svg:desc/>
      </draw:frame>
      <draw:frame draw:id="id54" presentation:style-name="a313" draw:name="Espace réservé du texte vertical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Deuxième niveau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Cinquième niveau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Espace réservé de la date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9.02.2022</text:date></text:span></text:p>
        </draw:text-box>
        <svg:title/>
        <svg:desc/>
      </draw:frame>
      <draw:frame draw:id="id56" presentation:style-name="a320" draw:name="Espace réservé du pied de page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Espace réservé du numéro de diapositive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4">
      <draw:frame draw:id="id58" presentation:style-name="a328" draw:name="Titre vertica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odifiez le style du titre</text:span><text:span text:style-name="a326" text:class-names=""/></text:p>
        </draw:text-box>
        <svg:title/>
        <svg:desc/>
      </draw:frame>
      <draw:frame draw:id="id59" presentation:style-name="a345" draw:name="Espace réservé du texte vertical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quez pour modifier les styles du texte du masque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euxième niveau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Cinquième niveau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Espace réservé de la date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9.02.2022</text:date></text:span></text:p>
        </draw:text-box>
        <svg:title/>
        <svg:desc/>
      </draw:frame>
      <draw:frame draw:id="id61" presentation:style-name="a352" draw:name="Espace réservé du pied de page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Espace réservé du numéro de diapositive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Quentin Dekumbis</meta:initial-creator>
    <dc:creator>Quentin Dekumbis</dc:creator>
    <meta:creation-date>2022-02-19T09:18:36Z</meta:creation-date>
    <dc:date>2022-02-19T11:47:04Z</dc:date>
    <meta:editing-cycles>2</meta:editing-cycles>
    <meta:editing-duration>PT0S</meta:editing-duration>
    <meta:document-statistic meta:paragraph-count="84" meta:word-count="244"/>
  </office:meta>
</office:document-meta>
</file>